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1B6E2734129B607AFB3.png" manifest:media-type="image/png"/>
  <manifest:file-entry manifest:full-path="Pictures/10000000000002140000019D97FB5167797BD4AE.png" manifest:media-type="image/png"/>
  <manifest:file-entry manifest:full-path="Pictures/10000201000002220000019BF74252A4CEE5434F.png" manifest:media-type="image/png"/>
  <manifest:file-entry manifest:full-path="Pictures/10000201000002160000019D894D5E71E8EF0094.png" manifest:media-type="image/png"/>
  <manifest:file-entry manifest:full-path="Pictures/10000201000003C8000002F4786872DABAB880C1.png" manifest:media-type="image/png"/>
  <manifest:file-entry manifest:full-path="Pictures/1000020100000423000002FBF0AFB5227B6A29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3" draw:text-style-name="P3" draw:layer="layout" svg:width="12.157cm" svg:height="9.402cm" svg:x="1.016cm" svg:y="5.838cm">
          <draw:image xlink:href="Pictures/10000201000002160000019D894D5E71E8EF0094.png" xlink:type="simple" xlink:show="embed" xlink:actuate="onLoad">
            <text:p/>
          </draw:image>
        </draw:frame>
        <draw:frame draw:style-name="gr3" draw:text-style-name="P3" draw:layer="layout" svg:width="12.148cm" svg:height="9.144cm" svg:x="14.561cm" svg:y="5.842cm">
          <draw:image xlink:href="Pictures/10000201000002220000019BF74252A4CEE543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1" draw:text-style-name="P1" draw:layer="layout" svg:width="14.075cm" svg:height="10.926cm" svg:x="13.611cm" svg:y="6.092cm">
          <draw:image xlink:href="Pictures/10000000000002140000019D97FB5167797BD4AE.png" xlink:type="simple" xlink:show="embed" xlink:actuate="onLoad">
            <text:p/>
          </draw:image>
        </draw:frame>
        <draw:frame draw:style-name="gr1" draw:text-style-name="P1" draw:layer="layout" svg:width="13.303cm" svg:height="10.83cm" svg:x="0.1cm" svg:y="6.092cm">
          <draw:image xlink:href="Pictures/100000000000021A000001B6E2734129B607AF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5T09:40:01.732559105</dc:date>
    <meta:editing-duration>P1DT10H47M2S</meta:editing-duration>
    <meta:editing-cycles>19</meta:editing-cycles>
    <meta:generator>LibreOffice/6.0.6.2$Linux_X86_64 LibreOffice_project/00m0$Build-2</meta:generator>
    <meta:document-statistic meta:object-count="39"/>
  </office:meta>
</office:document-meta>
</file>